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.348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0.903cm"/>
    </style:style>
    <style:style style:name="Таблица1.C" style:family="table-column">
      <style:table-column-properties style:column-width="1.561cm"/>
    </style:style>
    <style:style style:name="Таблица1.D" style:family="table-column">
      <style:table-column-properties style:column-width="0.61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color="#000000"/>
    </style:style>
    <style:style style:name="T25" style:family="text">
      <style:text-properties fo:color="#000000" fo:language="ru" fo:country="RU"/>
    </style:style>
    <style:style style:name="T26" style:family="text">
      <style:text-properties fo:color="#000000" fo:language="ru" fo:country="RU" fo:font-weight="bold" style:font-weight-asian="bold" style:font-weight-complex="bold"/>
    </style:style>
    <style:style style:name="T27" style:family="text">
      <style:text-properties fo:color="#0000cd" fo:language="ru" fo:country="RU"/>
    </style:style>
    <style:style style:name="T28" style:family="text">
      <style:text-properties fo:color="#a52a2a" fo:language="ru" fo:country="RU"/>
    </style:style>
    <style:style style:name="T29" style:family="text">
      <style:text-properties fo:color="#ff3333"/>
    </style:style>
    <style:style style:name="T30" style:family="text">
      <style:text-properties fo:color="#ff3333" fo:language="ru" fo:country="RU"/>
    </style:style>
    <style:style style:name="T31" style:family="text">
      <style:text-properties fo:color="#6600ff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4">select </text:span>- <text:span text:style-name="T7">выбрать</text:span></text:p>
      <text:p text:style-name="P1">* - все колонки</text:p>
      <text:p text:style-name="P1"><text:span text:style-name="T14">1 select </text:span><text:span text:style-name="T15">* </text:span><text:span text:style-name="T14">from tableName </text:span><text:span text:style-name="T1">- </text:span>по умолчанию все строки</text:p>
      <text:p text:style-name="P1"><text:span text:style-name="T14">2 select top 10 </text:span><text:span text:style-name="T20">(strings)</text:span><text:span text:style-name="T14"> * from tableName</text:span><text:span text:style-name="T21"> </text:span><text:s text:c="4"/>- <text:span text:style-name="T8">первые 10 строк в </text:span><text:span text:style-name="T3">MSQL</text:span> </text:p>
      <text:p text:style-name="P1">* <text:span text:style-name="T14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4">3 select top 45 percent </text:span><text:span text:style-name="T20">(strings)</text:span><text:span text:style-name="T14"> * from tableName</text:span> — для других систем запрос выполняется более сложночем в <text:s/><text:span text:style-name="T17">MSQL</text:span></text:p>
      <text:p text:style-name="P2">4 select columnName, columnName,.. <text:span text:style-name="T20">(or * select all column)</text:span> from tableName <text:span text:style-name="T20"><text:s/>- выбор нужных колонок в нужном порядке</text:span></text:p>
      <text:p text:style-name="P2">5 select top 10 <text:span text:style-name="T20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4">select</text:span><text:span text:style-name="T20"> </text:span><text:span text:style-name="T2">columnName</text:span><text:span text:style-name="T14"> * from tableName </text:span><text:span text:style-name="T2">limit</text:span><text:span text:style-name="T9"> 10 </text:span><text:span text:style-name="T8">(strings) </text:span><text:span text:style-name="T9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0">через пробел от названия колонки можно написать ее псевдоним</text:span></text:p>
      <text:p text:style-name="P5"><text:span text:style-name="T14">--* </text:span><text:span text:style-name="T15">вычисления со столбцами</text:span></text:p>
      <text:p text:style-name="P7"><text:span text:style-name="T11">6 </text:span><text:span text:style-name="T13">select top 3 columnName </text:span><text:span text:style-name="T15">columnNickName, </text:span><text:span text:style-name="T13">numColumnNam</text:span><text:span text:style-name="T20">*/+-num</text:span><text:span text:style-name="T15"> columnNickName</text:span><text:span text:style-name="T8"> </text:span><text:span text:style-name="T13">from</text:span><text:span text:style-name="T20"> </text:span><text:span text:style-name="T13">tableName</text:span></text:p>
      <text:p text:style-name="P7"><text:span text:style-name="T13">* </text:span><text:span text:style-name="T8">в 6 примере запрашиваем первые три строки, дам псевдоним 1 колонке, производим вычисление с </text:span></text:p>
      <text:p text:style-name="P9">* колонкой и даем название колонке с выводом вычисления.</text:p>
      <text:p text:style-name="P7"><text:span text:style-name="T8">* </text:span><text:span text:style-name="T13">select columnName </text:span><text:span text:style-name="T16">as</text:span><text:span text:style-name="T13"> </text:span><text:span text:style-name="T15">columnNickName == <text:s/></text:span><text:span text:style-name="T13">select columnName </text:span><text:span text:style-name="T15">columnNickName </text:span><text:span text:style-name="T8">поэтому </text:span><text:span text:style-name="T13">as</text:span><text:span text:style-name="T20"> </text:span><text:span text:style-name="T8">не используем</text:span></text:p>
      <text:p text:style-name="P8"><text:span text:style-name="T7">7 </text:span>select columName+' '+ columnName <text:s/><text:span text:style-name="T18">columnNickName </text:span>from tableName</text:p>
      <text:p text:style-name="P8">*<text:span text:style-name="T20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19">MSQL</text:span><text:span text:style-name="T20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19">MySQL</text:span> <text:span text:style-name="T20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19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19">MSQL</text:span><text:span text:style-name="T20"> </text:span><text:span text:style-name="T8">одинарными, в других базах можно и двойными</text:span></text:p>
      <text:p text:style-name="P8">concat<text:span text:style-name="T20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2">* select </text:span><text:span text:style-name="T7">concat (</text:span>first_name,<text:span text:style-name="T7">' ',</text:span>last_name,'-',sex<text:span text:style-name="T7">)</text:span><text:span text:style-name="T12"> </text:span><text:span text:style-name="T18">full_name</text:span><text:span text:style-name="T7"> </text:span><text:span text:style-name="T12">from </text:span><text:span text:style-name="T18">skill_managers – </text:span><text:span text:style-name="T12">функция во всех </text:span><text:span text:style-name="T19">SQL </text:span><text:span text:style-name="T12">работает адекватно,</text:span></text:p>
      <text:p text:style-name="P8"><text:span text:style-name="T12">* исключение — в </text:span><text:span text:style-name="T19">MSQL</text:span><text:span text:style-name="T18"> </text:span>concat<text:span text:style-name="T18"> </text:span><text:span text:style-name="T12">не работает с одним аргументом, надо минимум 2</text:span></text:p>
      <text:p text:style-name="P10"/>
      <text:p text:style-name="P10">** Математические функции в <text:span text:style-name="T1">SQL**</text:span></text:p>
      <text:p text:style-name="P10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0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11"/>
      <text:p text:style-name="P10"><text:span text:style-name="T1">* </text:span><text:span text:style-name="T6">select item_name, price_rub, cnt</text:span><text:span text:style-name="T1">, round((price_rub*cnt*85.30),2) </text:span><text:span text:style-name="T6">sum_usd from skill_price</text:span></text:p>
      <text:p text:style-name="P9"><text:span text:style-name="T1">* </text:span>выводим 3 колонки и в четвертой выводим итог операции</text:p>
      <text:p text:style-name="P6"><text:span text:style-name="T22">сумма от 1 до </text:span><text:span text:style-name="T23">aN = </text:span><text:span text:style-name="T1">(a1+an) * (n-1+1) / 2 </text:span></text:p>
      <text:p text:style-name="P13"/>
      <text:p text:style-name="P8">* where <text:span text:style-name="T7">условие</text:span></text:p>
      <text:p text:style-name="P8"><text:span text:style-name="T7">9 select </text:span><text:span text:style-name="T12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2"> </text:span><text:span text:style-name="T18">where —</text:span><text:span text:style-name="T12"> как и </text:span><text:span text:style-name="T18">boolean </text:span><text:span text:style-name="T12">равно или не равно так же <text:s/>&lt; или &gt; <text:s/>или =</text:span></text:p>
      <text:p text:style-name="P8"><text:span text:style-name="T12">* <text:s/></text:span><text:span text:style-name="T18">“not” - “!=” - “&lt;&gt; ” <text:s/>, and, or</text:span></text:p>
      <text:p text:style-name="P8"><text:span text:style-name="T18">* </text:span><text:span text:style-name="T12">очередность выполнения: в скобках, </text:span><text:span text:style-name="T18">not, and, or</text:span></text:p>
      <text:p text:style-name="P8"><text:span text:style-name="T18">*</text:span> select * from<text:span text:style-name="T18"> </text:span><text:span text:style-name="T7">tableName</text:span><text:span text:style-name="T18"> </text:span>where<text:span text:style-name="T18"> </text:span><text:span text:style-name="T7">columnName</text:span>=<text:span text:style-name="T18"> x and <text:s/></text:span><text:span text:style-name="T7">columnName</text:span><text:span text:style-name="T18">=x or...()</text:span></text:p>
      <text:p text:style-name="P8"><text:span text:style-name="T18"/></text:p>
      <text:p text:style-name="P8"><text:span text:style-name="T18">* in == or <text:s/></text:span>select * from<text:span text:style-name="T18"> </text:span><text:span text:style-name="T7">tableName</text:span><text:span text:style-name="T18"> </text:span>where<text:span text:style-name="T18"> </text:span><text:span text:style-name="T7">columnName </text:span>in (x,y,z...)</text:p>
      <text:p text:style-name="P8">select * from<text:span text:style-name="T18"> </text:span><text:span text:style-name="T7">tableName</text:span><text:span text:style-name="T18"> </text:span>where<text:span text:style-name="T18"> not </text:span><text:span text:style-name="T7">columnName </text:span>in (x,y,z...)</text:p>
      <text:p text:style-name="P11">* between – <text:span text:style-name="T7">между границы включены </text:span></text:p>
      <text:p text:style-name="P11"><text:span text:style-name="T27">SELECT</text:span><text:span text:style-name="T25"> * </text:span><text:span text:style-name="T27">FROM</text:span><text:span text:style-name="T25"> </text:span><text:span text:style-name="T26">tableName</text:span><text:span text:style-name="T24"> </text:span><text:span text:style-name="T25"><text:s/></text:span><text:span text:style-name="T27">WHERE</text:span><text:span text:style-name="T25"> </text:span><text:span text:style-name="T26">columnName</text:span><text:span text:style-name="T25"> </text:span><text:span text:style-name="T27">BETWEEN</text:span><text:span text:style-name="T25"> </text:span><text:span text:style-name="T24">x</text:span><text:span text:style-name="T25"> </text:span><text:span text:style-name="T27">AND</text:span><text:span text:style-name="T25"> y</text:span></text:p>
      <text:p text:style-name="P11"><text:span text:style-name="T25"/></text:p>
      <text:p text:style-name="P11"><text:span text:style-name="T25">* </text:span><text:span text:style-name="T24">Like – </text:span><text:span text:style-name="T25">ищет паттерн в строке</text:span><text:span text:style-name="T7"> </text:span></text:p>
      <text:p text:style-name="P11">% - <text:span text:style-name="T7">любая последовательность символов любой длинны</text:span></text:p>
      <text:p text:style-name="P11"><text:span text:style-name="T7">_ - один любой символ</text:span></text:p>
      <text:p text:style-name="P11"><text:span text:style-name="T27">SELECT</text:span><text:span text:style-name="T25"> * </text:span><text:span text:style-name="T27">FROM</text:span><text:span text:style-name="T25"> </text:span><text:span text:style-name="T26">tableName</text:span><text:span text:style-name="T25"> </text:span><text:span text:style-name="T27">WHERE</text:span><text:span text:style-name="T25"> </text:span><text:span text:style-name="T26">columnName</text:span><text:span text:style-name="T25"> </text:span><text:span text:style-name="T27">LIKE</text:span><text:span text:style-name="T25"> </text:span><text:span text:style-name="T28">'a%'</text:span><text:span text:style-name="T25">;</text:span><text:span text:style-name="T7"> <text:s/>- начинается на </text:span><text:span text:style-name="T30">а</text:span></text:p>
      <text:p text:style-name="P11"><text:span text:style-name="T27">SELECT</text:span><text:span text:style-name="T25"> * </text:span><text:span text:style-name="T27">FROM</text:span><text:span text:style-name="T25"> </text:span><text:span text:style-name="T26">tableName </text:span><text:span text:style-name="T27">WHERE</text:span><text:span text:style-name="T25"> </text:span><text:span text:style-name="T26">columnName</text:span><text:span text:style-name="T25"> <text:s/></text:span><text:span text:style-name="T27">LIKE</text:span><text:span text:style-name="T25"> </text:span><text:span text:style-name="T28">'_r%'</text:span><text:span text:style-name="T25">;</text:span><text:span text:style-name="T30"> <text:s/>- </text:span><text:span text:style-name="T25">второй символ </text:span><text:span text:style-name="T29">r <text:s/></text:span></text:p>
      <text:p text:style-name="P14"><text:soft-page-break/>* <text:span text:style-name="T7">примеры</text:span></text:p>
      <text:p text:style-name="P14"><text:span text:style-name="T27">SELECT</text:span><text:span text:style-name="T7"> * </text:span><text:span text:style-name="T27">FROM</text:span><text:span text:style-name="T7"> skill_managers </text:span><text:span text:style-name="T27">WHERE</text:span><text:span text:style-name="T7"> a</text:span>ge<text:span text:style-name="T7"> </text:span><text:span text:style-name="T31">IN </text:span><text:span text:style-name="T7">(25,33,37,42)</text:span></text:p>
      <text:p text:style-name="P14"><text:span text:style-name="T27">SELECT</text:span><text:span text:style-name="T7"> * </text:span><text:span text:style-name="T27">FROM</text:span><text:span text:style-name="T7"> skill_managers </text:span><text:span text:style-name="T27">WHERE</text:span><text:span text:style-name="T7"> first_name </text:span><text:span text:style-name="T31">IN </text:span><text:span text:style-name="T7">('Piter','Kaiden','Lacey');,</text:span></text:p>
      <text:p text:style-name="P14"><text:span text:style-name="T7"/></text:p>
      <text:p text:style-name="P15">Задание 1 </text:p>
      <text:p text:style-name="P15">select * from skill_managers where age=47;</text:p>
      <text:p text:style-name="P15">select * from skill_price where cnt=15;</text:p>
      <text:p text:style-name="P15">select * from skill_continents where continent_name='Europe';</text:p>
      <text:p text:style-name="P15">select * from skill_countries where continent_id=3;</text:p>
      <text:p text:style-name="P15"/>
      <text:p text:style-name="P15">Задание 2 </text:p>
      <text:p text:style-name="P15">select * from skill_price where price_rub=100;</text:p>
      <text:p text:style-name="P15">select * from skill_managers where age=41;</text:p>
      <text:p text:style-name="P15">select * from skill_managers where gender='M';</text:p>
      <text:p text:style-name="P15">select * from skill_cities where city_name='Vitebsk';</text:p>
      <text:p text:style-name="P15">select * from skill_cities where is_capital=1;</text:p>
      <text:p text:style-name="P15"/>
      <text:p text:style-name="P15">Задание 3 </text:p>
      <text:p text:style-name="P15">select * from skill_price where price_rub BETWEEN 10 AND 100;</text:p>
      <text:p text:style-name="P15">select * from skill_managers where age&gt;38 and gender='F';</text:p>
      <text:p text:style-name="P15">select * from skill_managers where age&gt;25 and age&lt;50 and gender='M';</text:p>
      <text:p text:style-name="P15">select * from skill_managers where age&lt;=25 or gender='F';</text:p>
      <text:p text:style-name="P15">select * from skill_cities where is_capital=1 or population=10000000;</text:p>
      <text:p text:style-name="P15"/>
      <text:p text:style-name="P15">Задание 4 </text:p>
      <text:p text:style-name="P15">select * from skill_managers where age in (21,24,27,31,33,35,37,41,43,45,51,55);</text:p>
      <text:p text:style-name="P15"><text:span text:style-name="T1">select</text:span> * <text:span text:style-name="T1">from</text:span> skill_managers <text:span text:style-name="T1">where</text:span> age <text:span text:style-name="T1">between</text:span> 23 <text:span text:style-name="T1">and</text:span> 42 and first_name <text:span text:style-name="T1">in</text:span> ('Max','Piter','Ellis','Kira','Luna');</text:p>
      <text:p text:style-name="P15">select * from skill_managers where gender='M' and last_name LIKE '%er' or last_name LIKE '%nen';</text:p>
      <text:p text:style-name="P15">select * from skill_cities where city_name LIKE '%jin%';</text:p>
      <text:p text:style-name="P15">select * from skill_managers where last_name LIKE '%a%' and last_name LIKE '%o%' and last_name LIKE '%c%';</text:p>
      <text:p text:style-name="P15"/>
      <text:p text:style-name="P15">* вопрос по 5му пункту — запрос выдал: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A"/>
        <table:table-row>
          <table:table-cell table:style-name="Таблица1.A1" office:value-type="string">
            <text:p text:style-name="Table_20_Contents">19</text:p>
          </table:table-cell>
          <table:table-cell table:style-name="Таблица1.A1" office:value-type="string">
            <text:p text:style-name="Table_20_Contents">Ivan</text:p>
          </table:table-cell>
          <table:table-cell table:style-name="Таблица1.A1" office:value-type="string">
            <text:p text:style-name="Table_20_Contents">Conway</text:p>
          </table:table-cell>
          <table:table-cell table:style-name="Таблица1.A1" office:value-type="string">
            <text:p text:style-name="Table_20_Contents">41</text:p>
          </table:table-cell>
          <table:table-cell table:style-name="Таблица1.A1" office:value-type="string">
            <text:p text:style-name="Table_20_Contents">M</text:p>
          </table:table-cell>
        </table:table-row>
      </table:table>
      <text:p text:style-name="P15">Где в фамилии <text:span text:style-name="T1">'C' <text:s/></text:span>в то время как в запросе было <text:span text:style-name="T1">'c' – </text:span>если у каждой буквы свой номер то почему я получил заглавную букву вместо строчной?</text:p>
      <text:p text:style-name="P15"/>
      <text:p text:style-name="P15">Задание 5 </text:p>
      <text:p text:style-name="P15">1 select * from skill_managers where not age in (21,24,27,25) and age&lt;30 and not first_name='Max' and not last_name LIKE '%son' and not last_name LIKE '%nen' and not last_name LIKE 'Mac%';</text:p>
      <text:p text:style-name="P15">2,1 select * from skill_managers where not age in (21,24,27,25) and age&lt;30 and not first_name='Max' and not last_name LIKE '%son' and not last_name LIKE '%nen' and not last_name LIKE 'Mac%' and gender='M';</text:p>
      <text:p text:style-name="P15">2,2 select * from skill_managers where <text:line-break/>(not age in (21,24,25,27)and age&lt;30<text:line-break/>and not first_name='Max' and not last_name LIKE '%son'<text:line-break/>and not last_name LIKE '%nen' and not last_name LIKE 'Mac%') <text:line-break/>or (gender='F' and age=25 and age=27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6-28T01:02:24.35</dc:date>
    <meta:editing-duration>PT10H59M18S</meta:editing-duration>
    <meta:editing-cycles>18</meta:editing-cycles>
    <meta:document-statistic meta:table-count="1" meta:image-count="0" meta:object-count="0" meta:page-count="2" meta:paragraph-count="85" meta:word-count="803" meta:character-count="5296"/>
  </office:meta>
</office:document-meta>
</file>